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6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9:46.183353070</dc:date>
    <meta:editing-duration>PT41M17S</meta:editing-duration>
    <meta:editing-cycles>10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49cm" svg:y="0.119cm" svg:width="7.219cm" svg:height="5.274cm">
          <chartooo:coordinate-region svg:x="1.835cm" svg:y="0.279cm" svg:width="6.199cm" svg:height="4.599cm"/>
          <chart:axis chart:dimension="x" chart:name="primary-x" chart:style-name="ch3" chartooo:axis-type="auto">
            <chartooo:date-scale/>
            <chart:title svg:x="4.427cm" svg:y="5.513cm" chart:style-name="ch4">
              <text:p>c</text:p>
            </chart:title>
            <chart:categories table:cell-range-address="local-table.$A$2:.$A$36"/>
          </chart:axis>
          <chart:axis chart:dimension="y" chart:name="primary-y" chart:style-name="ch5">
            <chart:title svg:x="0.291cm" svg:y="3.892cm" chart:style-name="ch6">
              <text:p>fib 35 240 c (ms)</text:p>
            </chart:title>
          </chart:axis>
          <chart:series chart:style-name="ch7" chart:values-cell-range-address="local-table.$B$2:.$B$36" chart:label-cell-address="local-table.$B$1" chart:class="chart:line">
            <chart:data-point chart:repeated="35"/>
          </chart:series>
          <chart:series chart:style-name="ch8" chart:values-cell-range-address="local-table.$C$2:.$C$36" chart:label-cell-address="local-table.$C$1" chart:class="chart:line">
            <chart:data-point chart:repeated="35"/>
          </chart:series>
          <chart:series chart:style-name="ch9" chart:values-cell-range-address="local-table.$D$2:.$D$36" chart:label-cell-address="local-table.$D$1" chart:class="chart:line">
            <chart:data-point chart:repeated="35"/>
          </chart:series>
          <chart:series chart:style-name="ch10" chart:values-cell-range-address="local-table.$E$2:.$E$36" chart:label-cell-address="local-table.$E$1" chart:class="chart:line">
            <chart:data-point chart:repeated="35"/>
          </chart:series>
          <chart:series chart:style-name="ch11" chart:values-cell-range-address="local-table.$F$2:.$F$36" chart:label-cell-address="local-table.$F$1" chart:class="chart:line">
            <chart:data-point chart:repeated="35"/>
          </chart:series>
          <chart:series chart:style-name="ch12" chart:values-cell-range-address="local-table.$G$2:.$G$36" chart:label-cell-address="local-table.$G$1" chart:class="chart:line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578.454469">
                <text:p>1578.454469</text:p>
              </table:table-cell>
              <table:table-cell office:value-type="float" office:value="1499.755314">
                <text:p>1499.755314</text:p>
              </table:table-cell>
              <table:table-cell office:value-type="float" office:value="1480.436873">
                <text:p>1480.436873</text:p>
              </table:table-cell>
              <table:table-cell office:value-type="float" office:value="1438.161823">
                <text:p>1438.161823</text:p>
              </table:table-cell>
              <table:table-cell office:value-type="float" office:value="518.044512">
                <text:p>518.044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639.055928">
                <text:p>1639.055928</text:p>
              </table:table-cell>
              <table:table-cell office:value-type="float" office:value="1467.195973">
                <text:p>1467.195973</text:p>
              </table:table-cell>
              <table:table-cell office:value-type="float" office:value="1505.473776">
                <text:p>1505.473776</text:p>
              </table:table-cell>
              <table:table-cell office:value-type="float" office:value="1457.265088">
                <text:p>1457.265088</text:p>
              </table:table-cell>
              <table:table-cell office:value-type="float" office:value="574.789417">
                <text:p>574.78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85.438838">
                <text:p>1085.438838</text:p>
              </table:table-cell>
              <table:table-cell office:value-type="float" office:value="1059.388992">
                <text:p>1059.388992</text:p>
              </table:table-cell>
              <table:table-cell office:value-type="float" office:value="1086.139091">
                <text:p>1086.139091</text:p>
              </table:table-cell>
              <table:table-cell office:value-type="float" office:value="1037.516347">
                <text:p>1037.516347</text:p>
              </table:table-cell>
              <table:table-cell office:value-type="float" office:value="523.97135">
                <text:p>523.9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920.538489">
                <text:p>920.538489</text:p>
              </table:table-cell>
              <table:table-cell office:value-type="float" office:value="786.310743">
                <text:p>786.310743</text:p>
              </table:table-cell>
              <table:table-cell office:value-type="float" office:value="829.484286">
                <text:p>829.484286</text:p>
              </table:table-cell>
              <table:table-cell office:value-type="float" office:value="814.799768">
                <text:p>814.799768</text:p>
              </table:table-cell>
              <table:table-cell office:value-type="float" office:value="655.211009">
                <text:p>655.2110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764.843174">
                <text:p>764.843174</text:p>
              </table:table-cell>
              <table:table-cell office:value-type="float" office:value="645.63888">
                <text:p>645.63888</text:p>
              </table:table-cell>
              <table:table-cell office:value-type="float" office:value="642.40912">
                <text:p>642.40912</text:p>
              </table:table-cell>
              <table:table-cell office:value-type="float" office:value="640.097612">
                <text:p>640.097612</text:p>
              </table:table-cell>
              <table:table-cell office:value-type="float" office:value="579.085114">
                <text:p>579.08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784.70135">
                <text:p>784.70135</text:p>
              </table:table-cell>
              <table:table-cell office:value-type="float" office:value="511.14226">
                <text:p>511.14226</text:p>
              </table:table-cell>
              <table:table-cell office:value-type="float" office:value="532.871776">
                <text:p>532.871776</text:p>
              </table:table-cell>
              <table:table-cell office:value-type="float" office:value="544.31717">
                <text:p>544.31717</text:p>
              </table:table-cell>
              <table:table-cell office:value-type="float" office:value="487.91389">
                <text:p>487.91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42.389746">
                <text:p>642.389746</text:p>
              </table:table-cell>
              <table:table-cell office:value-type="float" office:value="482.618017">
                <text:p>482.618017</text:p>
              </table:table-cell>
              <table:table-cell office:value-type="float" office:value="444.618648">
                <text:p>444.618648</text:p>
              </table:table-cell>
              <table:table-cell office:value-type="float" office:value="438.417033">
                <text:p>438.417033</text:p>
              </table:table-cell>
              <table:table-cell office:value-type="float" office:value="501.458246">
                <text:p>501.458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2.932431">
                <text:p>612.932431</text:p>
              </table:table-cell>
              <table:table-cell office:value-type="float" office:value="425.841547">
                <text:p>425.841547</text:p>
              </table:table-cell>
              <table:table-cell office:value-type="float" office:value="445.550626">
                <text:p>445.550626</text:p>
              </table:table-cell>
              <table:table-cell office:value-type="float" office:value="422.055756">
                <text:p>422.055756</text:p>
              </table:table-cell>
              <table:table-cell office:value-type="float" office:value="431.368507">
                <text:p>431.368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46.377445">
                <text:p>546.377445</text:p>
              </table:table-cell>
              <table:table-cell office:value-type="float" office:value="400.460454">
                <text:p>400.460454</text:p>
              </table:table-cell>
              <table:table-cell office:value-type="float" office:value="393.206568">
                <text:p>393.206568</text:p>
              </table:table-cell>
              <table:table-cell office:value-type="float" office:value="373.291936">
                <text:p>373.291936</text:p>
              </table:table-cell>
              <table:table-cell office:value-type="float" office:value="498.361094">
                <text:p>498.3610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28.532776">
                <text:p>528.532776</text:p>
              </table:table-cell>
              <table:table-cell office:value-type="float" office:value="375.849477">
                <text:p>375.849477</text:p>
              </table:table-cell>
              <table:table-cell office:value-type="float" office:value="390.934259">
                <text:p>390.934259</text:p>
              </table:table-cell>
              <table:table-cell office:value-type="float" office:value="384.846199">
                <text:p>384.846199</text:p>
              </table:table-cell>
              <table:table-cell office:value-type="float" office:value="499.793549">
                <text:p>499.79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3.101601">
                <text:p>553.101601</text:p>
              </table:table-cell>
              <table:table-cell office:value-type="float" office:value="386.386499">
                <text:p>386.386499</text:p>
              </table:table-cell>
              <table:table-cell office:value-type="float" office:value="379.691018">
                <text:p>379.691018</text:p>
              </table:table-cell>
              <table:table-cell office:value-type="float" office:value="343.785221">
                <text:p>343.785221</text:p>
              </table:table-cell>
              <table:table-cell office:value-type="float" office:value="486.088614">
                <text:p>486.088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1.505423">
                <text:p>551.505423</text:p>
              </table:table-cell>
              <table:table-cell office:value-type="float" office:value="370.090534">
                <text:p>370.090534</text:p>
              </table:table-cell>
              <table:table-cell office:value-type="float" office:value="369.130838">
                <text:p>369.130838</text:p>
              </table:table-cell>
              <table:table-cell office:value-type="float" office:value="343.127374">
                <text:p>343.127374</text:p>
              </table:table-cell>
              <table:table-cell office:value-type="float" office:value="463.8533">
                <text:p>463.8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68.151549">
                <text:p>568.151549</text:p>
              </table:table-cell>
              <table:table-cell office:value-type="float" office:value="342.804739">
                <text:p>342.804739</text:p>
              </table:table-cell>
              <table:table-cell office:value-type="float" office:value="351.299897">
                <text:p>351.299897</text:p>
              </table:table-cell>
              <table:table-cell office:value-type="float" office:value="370.650479">
                <text:p>370.650479</text:p>
              </table:table-cell>
              <table:table-cell office:value-type="float" office:value="486.054804">
                <text:p>486.05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79.324602">
                <text:p>579.324602</text:p>
              </table:table-cell>
              <table:table-cell office:value-type="float" office:value="360.946126">
                <text:p>360.946126</text:p>
              </table:table-cell>
              <table:table-cell office:value-type="float" office:value="344.260288">
                <text:p>344.260288</text:p>
              </table:table-cell>
              <table:table-cell office:value-type="float" office:value="357.219806">
                <text:p>357.219806</text:p>
              </table:table-cell>
              <table:table-cell office:value-type="float" office:value="465.853205">
                <text:p>465.8532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466.371771">
                <text:p>466.371771</text:p>
              </table:table-cell>
              <table:table-cell office:value-type="float" office:value="364.904878">
                <text:p>364.904878</text:p>
              </table:table-cell>
              <table:table-cell office:value-type="float" office:value="346.084667">
                <text:p>346.084667</text:p>
              </table:table-cell>
              <table:table-cell office:value-type="float" office:value="353.788729">
                <text:p>353.788729</text:p>
              </table:table-cell>
              <table:table-cell office:value-type="float" office:value="527.380166">
                <text:p>527.38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54.960893">
                <text:p>454.960893</text:p>
              </table:table-cell>
              <table:table-cell office:value-type="float" office:value="347.333831">
                <text:p>347.333831</text:p>
              </table:table-cell>
              <table:table-cell office:value-type="float" office:value="349.205812">
                <text:p>349.205812</text:p>
              </table:table-cell>
              <table:table-cell office:value-type="float" office:value="338.14939">
                <text:p>338.14939</text:p>
              </table:table-cell>
              <table:table-cell office:value-type="float" office:value="432.799999">
                <text:p>432.7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27.692152">
                <text:p>527.692152</text:p>
              </table:table-cell>
              <table:table-cell office:value-type="float" office:value="395.03749">
                <text:p>395.03749</text:p>
              </table:table-cell>
              <table:table-cell office:value-type="float" office:value="334.82789">
                <text:p>334.82789</text:p>
              </table:table-cell>
              <table:table-cell office:value-type="float" office:value="333.689779">
                <text:p>333.689779</text:p>
              </table:table-cell>
              <table:table-cell office:value-type="float" office:value="436.243073">
                <text:p>436.24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00.651187">
                <text:p>400.651187</text:p>
              </table:table-cell>
              <table:table-cell office:value-type="float" office:value="378.59063">
                <text:p>378.59063</text:p>
              </table:table-cell>
              <table:table-cell office:value-type="float" office:value="347.828146">
                <text:p>347.828146</text:p>
              </table:table-cell>
              <table:table-cell office:value-type="float" office:value="356.543034">
                <text:p>356.543034</text:p>
              </table:table-cell>
              <table:table-cell office:value-type="float" office:value="437.490377">
                <text:p>437.490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95.536797">
                <text:p>495.536797</text:p>
              </table:table-cell>
              <table:table-cell office:value-type="float" office:value="382.01337">
                <text:p>382.01337</text:p>
              </table:table-cell>
              <table:table-cell office:value-type="float" office:value="342.336857">
                <text:p>342.336857</text:p>
              </table:table-cell>
              <table:table-cell office:value-type="float" office:value="330.667754">
                <text:p>330.667754</text:p>
              </table:table-cell>
              <table:table-cell office:value-type="float" office:value="476.444887">
                <text:p>476.4448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32.106022">
                <text:p>532.106022</text:p>
              </table:table-cell>
              <table:table-cell office:value-type="float" office:value="351.494095">
                <text:p>351.494095</text:p>
              </table:table-cell>
              <table:table-cell office:value-type="float" office:value="353.024962">
                <text:p>353.024962</text:p>
              </table:table-cell>
              <table:table-cell office:value-type="float" office:value="367.075437">
                <text:p>367.075437</text:p>
              </table:table-cell>
              <table:table-cell office:value-type="float" office:value="467.055151">
                <text:p>467.05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1.249895">
                <text:p>551.249895</text:p>
              </table:table-cell>
              <table:table-cell office:value-type="float" office:value="383.616027">
                <text:p>383.616027</text:p>
              </table:table-cell>
              <table:table-cell office:value-type="float" office:value="352.88055">
                <text:p>352.88055</text:p>
              </table:table-cell>
              <table:table-cell office:value-type="float" office:value="341.192008">
                <text:p>341.192008</text:p>
              </table:table-cell>
              <table:table-cell office:value-type="float" office:value="424.263526">
                <text:p>424.263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2.399111">
                <text:p>612.399111</text:p>
              </table:table-cell>
              <table:table-cell office:value-type="float" office:value="364.293417">
                <text:p>364.293417</text:p>
              </table:table-cell>
              <table:table-cell office:value-type="float" office:value="398.819753">
                <text:p>398.819753</text:p>
              </table:table-cell>
              <table:table-cell office:value-type="float" office:value="348.34838">
                <text:p>348.34838</text:p>
              </table:table-cell>
              <table:table-cell office:value-type="float" office:value="466.308002">
                <text:p>466.30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17.423735">
                <text:p>617.423735</text:p>
              </table:table-cell>
              <table:table-cell office:value-type="float" office:value="383.518895">
                <text:p>383.518895</text:p>
              </table:table-cell>
              <table:table-cell office:value-type="float" office:value="372.487943">
                <text:p>372.487943</text:p>
              </table:table-cell>
              <table:table-cell office:value-type="float" office:value="320.954483">
                <text:p>320.954483</text:p>
              </table:table-cell>
              <table:table-cell office:value-type="float" office:value="398.767016">
                <text:p>398.76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6.593179">
                <text:p>556.593179</text:p>
              </table:table-cell>
              <table:table-cell office:value-type="float" office:value="379.542436">
                <text:p>379.542436</text:p>
              </table:table-cell>
              <table:table-cell office:value-type="float" office:value="371.02662">
                <text:p>371.02662</text:p>
              </table:table-cell>
              <table:table-cell office:value-type="float" office:value="349.288251">
                <text:p>349.288251</text:p>
              </table:table-cell>
              <table:table-cell office:value-type="float" office:value="437.43052">
                <text:p>437.430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500.220115">
                <text:p>500.220115</text:p>
              </table:table-cell>
              <table:table-cell office:value-type="float" office:value="353.202352">
                <text:p>353.202352</text:p>
              </table:table-cell>
              <table:table-cell office:value-type="float" office:value="345.684596">
                <text:p>345.684596</text:p>
              </table:table-cell>
              <table:table-cell office:value-type="float" office:value="348.927572">
                <text:p>348.927572</text:p>
              </table:table-cell>
              <table:table-cell office:value-type="float" office:value="399.262294">
                <text:p>399.262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74.736309">
                <text:p>474.736309</text:p>
              </table:table-cell>
              <table:table-cell office:value-type="float" office:value="336.959121">
                <text:p>336.959121</text:p>
              </table:table-cell>
              <table:table-cell office:value-type="float" office:value="313.734151">
                <text:p>313.734151</text:p>
              </table:table-cell>
              <table:table-cell office:value-type="float" office:value="306.362412">
                <text:p>306.362412</text:p>
              </table:table-cell>
              <table:table-cell office:value-type="float" office:value="398.765926">
                <text:p>398.765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29.9195">
                <text:p>429.9195</text:p>
              </table:table-cell>
              <table:table-cell office:value-type="float" office:value="332.020079">
                <text:p>332.020079</text:p>
              </table:table-cell>
              <table:table-cell office:value-type="float" office:value="320.766445">
                <text:p>320.766445</text:p>
              </table:table-cell>
              <table:table-cell office:value-type="float" office:value="297.775256">
                <text:p>297.775256</text:p>
              </table:table-cell>
              <table:table-cell office:value-type="float" office:value="443.119406">
                <text:p>443.119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53.650591">
                <text:p>453.650591</text:p>
              </table:table-cell>
              <table:table-cell office:value-type="float" office:value="317.90006">
                <text:p>317.90006</text:p>
              </table:table-cell>
              <table:table-cell office:value-type="float" office:value="317.821919">
                <text:p>317.821919</text:p>
              </table:table-cell>
              <table:table-cell office:value-type="float" office:value="310.774164">
                <text:p>310.774164</text:p>
              </table:table-cell>
              <table:table-cell office:value-type="float" office:value="489.705741">
                <text:p>489.70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435.988956">
                <text:p>435.988956</text:p>
              </table:table-cell>
              <table:table-cell office:value-type="float" office:value="345.966686">
                <text:p>345.966686</text:p>
              </table:table-cell>
              <table:table-cell office:value-type="float" office:value="336.736439">
                <text:p>336.736439</text:p>
              </table:table-cell>
              <table:table-cell office:value-type="float" office:value="328.809309">
                <text:p>328.809309</text:p>
              </table:table-cell>
              <table:table-cell office:value-type="float" office:value="571.827442">
                <text:p>571.8274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468.652292">
                <text:p>468.652292</text:p>
              </table:table-cell>
              <table:table-cell office:value-type="float" office:value="362.262909">
                <text:p>362.262909</text:p>
              </table:table-cell>
              <table:table-cell office:value-type="float" office:value="371.164041">
                <text:p>371.164041</text:p>
              </table:table-cell>
              <table:table-cell office:value-type="float" office:value="368.207261">
                <text:p>368.207261</text:p>
              </table:table-cell>
              <table:table-cell office:value-type="float" office:value="657.148428">
                <text:p>657.148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553.348599">
                <text:p>553.348599</text:p>
              </table:table-cell>
              <table:table-cell office:value-type="float" office:value="420.004142">
                <text:p>420.004142</text:p>
              </table:table-cell>
              <table:table-cell office:value-type="float" office:value="433.176974">
                <text:p>433.176974</text:p>
              </table:table-cell>
              <table:table-cell office:value-type="float" office:value="417.049287">
                <text:p>417.049287</text:p>
              </table:table-cell>
              <table:table-cell office:value-type="float" office:value="682.252244">
                <text:p>682.252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604.227037">
                <text:p>604.227037</text:p>
              </table:table-cell>
              <table:table-cell office:value-type="float" office:value="532.549012">
                <text:p>532.549012</text:p>
              </table:table-cell>
              <table:table-cell office:value-type="float" office:value="556.820223">
                <text:p>556.820223</text:p>
              </table:table-cell>
              <table:table-cell office:value-type="float" office:value="543.710647">
                <text:p>543.710647</text:p>
              </table:table-cell>
              <table:table-cell office:value-type="float" office:value="907.693938">
                <text:p>907.693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27.343791">
                <text:p>1027.343791</text:p>
              </table:table-cell>
              <table:table-cell office:value-type="float" office:value="711.947829">
                <text:p>711.947829</text:p>
              </table:table-cell>
              <table:table-cell office:value-type="float" office:value="704.634601">
                <text:p>704.634601</text:p>
              </table:table-cell>
              <table:table-cell office:value-type="float" office:value="676.639443">
                <text:p>676.639443</text:p>
              </table:table-cell>
              <table:table-cell office:value-type="float" office:value="927.366707">
                <text:p>927.366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984555">
                <text:p>735.984555</text:p>
              </table:table-cell>
              <table:table-cell office:value-type="float" office:value="1060.33233">
                <text:p>1060.33233</text:p>
              </table:table-cell>
              <table:table-cell office:value-type="float" office:value="956.834094">
                <text:p>956.834094</text:p>
              </table:table-cell>
              <table:table-cell office:value-type="float" office:value="960.46649">
                <text:p>960.46649</text:p>
              </table:table-cell>
              <table:table-cell office:value-type="float" office:value="933.783882">
                <text:p>933.783882</text:p>
              </table:table-cell>
              <table:table-cell office:value-type="float" office:value="1131.902059">
                <text:p>1131.90205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5.984555">
                <text:p>735.984555</text:p>
              </table:table-cell>
              <table:table-cell office:value-type="float" office:value="1481.17254">
                <text:p>1481.17254</text:p>
              </table:table-cell>
              <table:table-cell office:value-type="float" office:value="1395.057058">
                <text:p>1395.057058</text:p>
              </table:table-cell>
              <table:table-cell office:value-type="float" office:value="1382.972871">
                <text:p>1382.972871</text:p>
              </table:table-cell>
              <table:table-cell office:value-type="float" office:value="1359.163577">
                <text:p>1359.163577</text:p>
              </table:table-cell>
              <table:table-cell office:value-type="float" office:value="1395.931106">
                <text:p>1395.931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6.981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5cm" svg:y="5.513cm" chart:style-name="ch4">
              <text:p>c</text:p>
            </chart:title>
            <chart:categories table:cell-range-address="local-table.$A$2:.$A$36"/>
          </chart:axis>
          <chart:axis chart:dimension="y" chart:name="primary-y" chart:style-name="ch5">
            <chart:title svg:x="0.533cm" svg:y="3.561cm" chart:style-name="ch6">
              <text:p>fib 35 240 c</text:p>
            </chart:title>
          </chart:axis>
          <chart:series chart:style-name="ch7" chart:values-cell-range-address="local-table.$B$2:.$B$36" chart:label-cell-address="local-table.$B$1" chart:class="chart:line">
            <chart:data-point chart:repeated="35"/>
          </chart:series>
          <chart:series chart:style-name="ch8" chart:values-cell-range-address="local-table.$C$2:.$C$36" chart:label-cell-address="local-table.$C$1" chart:class="chart:line">
            <chart:data-point chart:repeated="35"/>
          </chart:series>
          <chart:series chart:style-name="ch9" chart:values-cell-range-address="local-table.$D$2:.$D$36" chart:label-cell-address="local-table.$D$1" chart:class="chart:line">
            <chart:data-point chart:repeated="35"/>
          </chart:series>
          <chart:series chart:style-name="ch10" chart:values-cell-range-address="local-table.$E$2:.$E$36" chart:label-cell-address="local-table.$E$1" chart:class="chart:line">
            <chart:data-point chart:repeated="35"/>
          </chart:series>
          <chart:series chart:style-name="ch11" chart:values-cell-range-address="local-table.$F$2:.$F$36" chart:label-cell-address="local-table.$F$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</table:table-cell>
              <table:table-cell office:value-type="string">
                <text:p>fib_cutoff_omp_compact</text:p>
              </table:table-cell>
              <table:table-cell office:value-type="string">
                <text:p>fib_cutoff_omp_scatter</text:p>
              </table:table-cell>
              <table:table-cell office:value-type="string">
                <text:p>fib_cutoff_omp_balanced</text:p>
              </table:table-cell>
              <table:table-cell office:value-type="string">
                <text:p>fib_cutoff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466269106556028">
                <text:p>0.466269106556028</text:p>
              </table:table-cell>
              <table:table-cell office:value-type="float" office:value="0.490736420887921">
                <text:p>0.490736420887921</text:p>
              </table:table-cell>
              <table:table-cell office:value-type="float" office:value="0.497140113450822">
                <text:p>0.497140113450822</text:p>
              </table:table-cell>
              <table:table-cell office:value-type="float" office:value="0.511753644986028">
                <text:p>0.511753644986028</text:p>
              </table:table-cell>
              <table:table-cell office:value-type="float" office:value="1.42069752299586">
                <text:p>1.42069752299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902955562844">
                <text:p>0.44902955562844</text:p>
              </table:table-cell>
              <table:table-cell office:value-type="float" office:value="0.5016266187639">
                <text:p>0.5016266187639</text:p>
              </table:table-cell>
              <table:table-cell office:value-type="float" office:value="0.488872384715654">
                <text:p>0.488872384715654</text:p>
              </table:table-cell>
              <table:table-cell office:value-type="float" office:value="0.505045074544461">
                <text:p>0.505045074544461</text:p>
              </table:table-cell>
              <table:table-cell office:value-type="float" office:value="1.28044207710247">
                <text:p>1.28044207710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8052534361222">
                <text:p>0.678052534361222</text:p>
              </table:table-cell>
              <table:table-cell office:value-type="float" office:value="0.694725507398891">
                <text:p>0.694725507398891</text:p>
              </table:table-cell>
              <table:table-cell office:value-type="float" office:value="0.677615381951113">
                <text:p>0.677615381951113</text:p>
              </table:table-cell>
              <table:table-cell office:value-type="float" office:value="0.709371526654124">
                <text:p>0.709371526654124</text:p>
              </table:table-cell>
              <table:table-cell office:value-type="float" office:value="1.40462747629236">
                <text:p>1.40462747629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9515244386484">
                <text:p>0.799515244386484</text:p>
              </table:table-cell>
              <table:table-cell office:value-type="float" office:value="0.935997074378011">
                <text:p>0.935997074378011</text:p>
              </table:table-cell>
              <table:table-cell office:value-type="float" office:value="0.887279683801026">
                <text:p>0.887279683801026</text:p>
              </table:table-cell>
              <table:table-cell office:value-type="float" office:value="0.90327045233032">
                <text:p>0.90327045233032</text:p>
              </table:table-cell>
              <table:table-cell office:value-type="float" office:value="1.12327867647291">
                <text:p>1.123278676472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62268580042266">
                <text:p>0.962268580042266</text:p>
              </table:table-cell>
              <table:table-cell office:value-type="float" office:value="1.13993220947289">
                <text:p>1.13993220947289</text:p>
              </table:table-cell>
              <table:table-cell office:value-type="float" office:value="1.14566330409506">
                <text:p>1.14566330409506</text:p>
              </table:table-cell>
              <table:table-cell office:value-type="float" office:value="1.14980050105233">
                <text:p>1.14980050105233</text:p>
              </table:table-cell>
              <table:table-cell office:value-type="float" office:value="1.2709436613147">
                <text:p>1.2709436613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916769226917">
                <text:p>0.937916769226917</text:p>
              </table:table-cell>
              <table:table-cell office:value-type="float" office:value="1.43988203010254">
                <text:p>1.43988203010254</text:p>
              </table:table-cell>
              <table:table-cell office:value-type="float" office:value="1.38116632958995">
                <text:p>1.38116632958995</text:p>
              </table:table-cell>
              <table:table-cell office:value-type="float" office:value="1.35212445163176">
                <text:p>1.35212445163176</text:p>
              </table:table-cell>
              <table:table-cell office:value-type="float" office:value="1.50843124183245">
                <text:p>1.5084312418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569785645364">
                <text:p>1.14569785645364</text:p>
              </table:table-cell>
              <table:table-cell office:value-type="float" office:value="1.52498358758952">
                <text:p>1.52498358758952</text:p>
              </table:table-cell>
              <table:table-cell office:value-type="float" office:value="1.65531643423107">
                <text:p>1.65531643423107</text:p>
              </table:table-cell>
              <table:table-cell office:value-type="float" office:value="1.67873166323809">
                <text:p>1.67873166323809</text:p>
              </table:table-cell>
              <table:table-cell office:value-type="float" office:value="1.46768860791652">
                <text:p>1.46768860791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075968863198">
                <text:p>1.20075968863198</text:p>
              </table:table-cell>
              <table:table-cell office:value-type="float" office:value="1.72830612744322">
                <text:p>1.72830612744322</text:p>
              </table:table-cell>
              <table:table-cell office:value-type="float" office:value="1.6518539354493">
                <text:p>1.6518539354493</text:p>
              </table:table-cell>
              <table:table-cell office:value-type="float" office:value="1.74380883221505">
                <text:p>1.74380883221505</text:p>
              </table:table-cell>
              <table:table-cell office:value-type="float" office:value="1.70616200083424">
                <text:p>1.70616200083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4702587329534">
                <text:p>1.34702587329534</text:p>
              </table:table-cell>
              <table:table-cell office:value-type="float" office:value="1.83784577889931">
                <text:p>1.83784577889931</text:p>
              </table:table-cell>
              <table:table-cell office:value-type="float" office:value="1.87175041033394">
                <text:p>1.87175041033394</text:p>
              </table:table-cell>
              <table:table-cell office:value-type="float" office:value="1.97160582381292">
                <text:p>1.97160582381292</text:p>
              </table:table-cell>
              <table:table-cell office:value-type="float" office:value="1.47680981493311">
                <text:p>1.47680981493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9250504116324">
                <text:p>1.39250504116324</text:p>
              </table:table-cell>
              <table:table-cell office:value-type="float" office:value="1.9581896478201">
                <text:p>1.9581896478201</text:p>
              </table:table-cell>
              <table:table-cell office:value-type="float" office:value="1.88262997692407">
                <text:p>1.88262997692407</text:p>
              </table:table-cell>
              <table:table-cell office:value-type="float" office:value="1.9124121711801">
                <text:p>1.9124121711801</text:p>
              </table:table-cell>
              <table:table-cell office:value-type="float" office:value="1.47257714004628">
                <text:p>1.4725771400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064983661112">
                <text:p>1.33064983661112</text:p>
              </table:table-cell>
              <table:table-cell office:value-type="float" office:value="1.90478848744661">
                <text:p>1.90478848744661</text:p>
              </table:table-cell>
              <table:table-cell office:value-type="float" office:value="1.93837757573712">
                <text:p>1.93837757573712</text:p>
              </table:table-cell>
              <table:table-cell office:value-type="float" office:value="2.14082662675019">
                <text:p>2.14082662675019</text:p>
              </table:table-cell>
              <table:table-cell office:value-type="float" office:value="1.5140954422767">
                <text:p>1.5140954422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450102992006">
                <text:p>1.33450102992006</text:p>
              </table:table-cell>
              <table:table-cell office:value-type="float" office:value="1.98866084751036">
                <text:p>1.98866084751036</text:p>
              </table:table-cell>
              <table:table-cell office:value-type="float" office:value="1.99383112770437">
                <text:p>1.99383112770437</text:p>
              </table:table-cell>
              <table:table-cell office:value-type="float" office:value="2.14493103951537">
                <text:p>2.14493103951537</text:p>
              </table:table-cell>
              <table:table-cell office:value-type="float" office:value="1.58667525918216">
                <text:p>1.5866752591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540182772607">
                <text:p>1.29540182772607</text:p>
              </table:table-cell>
              <table:table-cell office:value-type="float" office:value="2.14694976839279">
                <text:p>2.14694976839279</text:p>
              </table:table-cell>
              <table:table-cell office:value-type="float" office:value="2.09503208308655">
                <text:p>2.09503208308655</text:p>
              </table:table-cell>
              <table:table-cell office:value-type="float" office:value="1.98565655974776">
                <text:p>1.98565655974776</text:p>
              </table:table-cell>
              <table:table-cell office:value-type="float" office:value="1.51420076284237">
                <text:p>1.51420076284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041826371461">
                <text:p>1.27041826371461</text:p>
              </table:table-cell>
              <table:table-cell office:value-type="float" office:value="2.03904267696725">
                <text:p>2.03904267696725</text:p>
              </table:table-cell>
              <table:table-cell office:value-type="float" office:value="2.13787236185662">
                <text:p>2.13787236185662</text:p>
              </table:table-cell>
              <table:table-cell office:value-type="float" office:value="2.06031284558729">
                <text:p>2.06031284558729</text:p>
              </table:table-cell>
              <table:table-cell office:value-type="float" office:value="1.57986367186204">
                <text:p>1.579863671862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57810699696059">
                <text:p>1.57810699696059</text:p>
              </table:table-cell>
              <table:table-cell office:value-type="float" office:value="2.01692166745987">
                <text:p>2.01692166745987</text:p>
              </table:table-cell>
              <table:table-cell office:value-type="float" office:value="2.12660260675461">
                <text:p>2.12660260675461</text:p>
              </table:table-cell>
              <table:table-cell office:value-type="float" office:value="2.08029395701862">
                <text:p>2.08029395701862</text:p>
              </table:table-cell>
              <table:table-cell office:value-type="float" office:value="1.39554841544799">
                <text:p>1.39554841544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768751188028">
                <text:p>1.61768751188028</text:p>
              </table:table-cell>
              <table:table-cell office:value-type="float" office:value="2.11895441593192">
                <text:p>2.11895441593192</text:p>
              </table:table-cell>
              <table:table-cell office:value-type="float" office:value="2.10759537702082">
                <text:p>2.10759537702082</text:p>
              </table:table-cell>
              <table:table-cell office:value-type="float" office:value="2.17650712012226">
                <text:p>2.17650712012226</text:p>
              </table:table-cell>
              <table:table-cell office:value-type="float" office:value="1.70051884635055">
                <text:p>1.7005188463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472332914286">
                <text:p>1.39472332914286</text:p>
              </table:table-cell>
              <table:table-cell office:value-type="float" office:value="1.86307521091226">
                <text:p>1.86307521091226</text:p>
              </table:table-cell>
              <table:table-cell office:value-type="float" office:value="2.19809811840943">
                <text:p>2.19809811840943</text:p>
              </table:table-cell>
              <table:table-cell office:value-type="float" office:value="2.20559514050923">
                <text:p>2.20559514050923</text:p>
              </table:table-cell>
              <table:table-cell office:value-type="float" office:value="1.68709740177353">
                <text:p>1.68709740177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697085864368">
                <text:p>1.83697085864368</text:p>
              </table:table-cell>
              <table:table-cell office:value-type="float" office:value="1.94401154355035">
                <text:p>1.94401154355035</text:p>
              </table:table-cell>
              <table:table-cell office:value-type="float" office:value="2.11594306977101">
                <text:p>2.11594306977101</text:p>
              </table:table-cell>
              <table:table-cell office:value-type="float" office:value="2.06422362749064">
                <text:p>2.06422362749064</text:p>
              </table:table-cell>
              <table:table-cell office:value-type="float" office:value="1.68228741406122">
                <text:p>1.68228741406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8522684784597">
                <text:p>1.48522684784597</text:p>
              </table:table-cell>
              <table:table-cell office:value-type="float" office:value="1.92659370796368">
                <text:p>1.92659370796368</text:p>
              </table:table-cell>
              <table:table-cell office:value-type="float" office:value="2.14988406872007">
                <text:p>2.14988406872007</text:p>
              </table:table-cell>
              <table:table-cell office:value-type="float" office:value="2.22575242398749">
                <text:p>2.22575242398749</text:p>
              </table:table-cell>
              <table:table-cell office:value-type="float" office:value="1.54474226732545">
                <text:p>1.54474226732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8315396663562">
                <text:p>1.38315396663562</text:p>
              </table:table-cell>
              <table:table-cell office:value-type="float" office:value="2.09387459268697">
                <text:p>2.09387459268697</text:p>
              </table:table-cell>
              <table:table-cell office:value-type="float" office:value="2.08479465823156">
                <text:p>2.08479465823156</text:p>
              </table:table-cell>
              <table:table-cell office:value-type="float" office:value="2.00499537919232">
                <text:p>2.00499537919232</text:p>
              </table:table-cell>
              <table:table-cell office:value-type="float" office:value="1.57579796181287">
                <text:p>1.57579796181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511962845816">
                <text:p>1.33511962845816</text:p>
              </table:table-cell>
              <table:table-cell office:value-type="float" office:value="1.91854485527009">
                <text:p>1.91854485527009</text:p>
              </table:table-cell>
              <table:table-cell office:value-type="float" office:value="2.0856478346568">
                <text:p>2.0856478346568</text:p>
              </table:table-cell>
              <table:table-cell office:value-type="float" office:value="2.15709787375793">
                <text:p>2.15709787375793</text:p>
              </table:table-cell>
              <table:table-cell office:value-type="float" office:value="1.73473445134192">
                <text:p>1.73473445134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180539419496">
                <text:p>1.20180539419496</text:p>
              </table:table-cell>
              <table:table-cell office:value-type="float" office:value="2.02030704002538">
                <text:p>2.02030704002538</text:p>
              </table:table-cell>
              <table:table-cell office:value-type="float" office:value="1.84540647614312">
                <text:p>1.84540647614312</text:p>
              </table:table-cell>
              <table:table-cell office:value-type="float" office:value="2.11278305643333">
                <text:p>2.11278305643333</text:p>
              </table:table-cell>
              <table:table-cell office:value-type="float" office:value="1.57832280776516">
                <text:p>1.5783228077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202504419432">
                <text:p>1.19202504419432</text:p>
              </table:table-cell>
              <table:table-cell office:value-type="float" office:value="1.91903075596836">
                <text:p>1.91903075596836</text:p>
              </table:table-cell>
              <table:table-cell office:value-type="float" office:value="1.97586141734526">
                <text:p>1.97586141734526</text:p>
              </table:table-cell>
              <table:table-cell office:value-type="float" office:value="2.29311193325815">
                <text:p>2.29311193325815</text:p>
              </table:table-cell>
              <table:table-cell office:value-type="float" office:value="1.84565053143713">
                <text:p>1.84565053143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230250525582">
                <text:p>1.32230250525582</text:p>
              </table:table-cell>
              <table:table-cell office:value-type="float" office:value="1.93913640528987">
                <text:p>1.93913640528987</text:p>
              </table:table-cell>
              <table:table-cell office:value-type="float" office:value="1.9836435321002">
                <text:p>1.9836435321002</text:p>
              </table:table-cell>
              <table:table-cell office:value-type="float" office:value="2.10709794243838">
                <text:p>2.10709794243838</text:p>
              </table:table-cell>
              <table:table-cell office:value-type="float" office:value="1.68251761445452">
                <text:p>1.682517614454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713213901844">
                <text:p>1.4713213901844</text:p>
              </table:table-cell>
              <table:table-cell office:value-type="float" office:value="2.08374760482909">
                <text:p>2.08374760482909</text:p>
              </table:table-cell>
              <table:table-cell office:value-type="float" office:value="2.12906378680524">
                <text:p>2.12906378680524</text:p>
              </table:table-cell>
              <table:table-cell office:value-type="float" office:value="2.10927600470621">
                <text:p>2.10927600470621</text:p>
              </table:table-cell>
              <table:table-cell office:value-type="float" office:value="1.84336103373689">
                <text:p>1.8433610337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030180133115">
                <text:p>1.55030180133115</text:p>
              </table:table-cell>
              <table:table-cell office:value-type="float" office:value="2.1841953789997">
                <text:p>2.1841953789997</text:p>
              </table:table-cell>
              <table:table-cell office:value-type="float" office:value="2.34588600780028">
                <text:p>2.34588600780028</text:p>
              </table:table-cell>
              <table:table-cell office:value-type="float" office:value="2.40233307407176">
                <text:p>2.40233307407176</text:p>
              </table:table-cell>
              <table:table-cell office:value-type="float" office:value="1.84565557639947">
                <text:p>1.84565557639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191247431205">
                <text:p>1.71191247431205</text:p>
              </table:table-cell>
              <table:table-cell office:value-type="float" office:value="2.21668688597595">
                <text:p>2.21668688597595</text:p>
              </table:table-cell>
              <table:table-cell office:value-type="float" office:value="2.2944561891441">
                <text:p>2.2944561891441</text:p>
              </table:table-cell>
              <table:table-cell office:value-type="float" office:value="2.47161085473133">
                <text:p>2.47161085473133</text:p>
              </table:table-cell>
              <table:table-cell office:value-type="float" office:value="1.66091700122924">
                <text:p>1.6609170012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235996073022">
                <text:p>1.62235996073022</text:p>
              </table:table-cell>
              <table:table-cell office:value-type="float" office:value="2.31514443564433">
                <text:p>2.31514443564433</text:p>
              </table:table-cell>
              <table:table-cell office:value-type="float" office:value="2.31571364654683">
                <text:p>2.31571364654683</text:p>
              </table:table-cell>
              <table:table-cell office:value-type="float" office:value="2.3682295385404">
                <text:p>2.3682295385404</text:p>
              </table:table-cell>
              <table:table-cell office:value-type="float" office:value="1.50291183741707">
                <text:p>1.50291183741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8808072973298">
                <text:p>1.68808072973298</text:p>
              </table:table-cell>
              <table:table-cell office:value-type="float" office:value="2.12732781733788">
                <text:p>2.12732781733788</text:p>
              </table:table-cell>
              <table:table-cell office:value-type="float" office:value="2.18563977568225">
                <text:p>2.18563977568225</text:p>
              </table:table-cell>
              <table:table-cell office:value-type="float" office:value="2.23833247677303">
                <text:p>2.23833247677303</text:p>
              </table:table-cell>
              <table:table-cell office:value-type="float" office:value="1.2870745629588">
                <text:p>1.28707456295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7042772981893">
                <text:p>1.57042772981893</text:p>
              </table:table-cell>
              <table:table-cell office:value-type="float" office:value="2.0316309970337">
                <text:p>2.0316309970337</text:p>
              </table:table-cell>
              <table:table-cell office:value-type="float" office:value="1.98290910136955">
                <text:p>1.98290910136955</text:p>
              </table:table-cell>
              <table:table-cell office:value-type="float" office:value="1.99883226908988">
                <text:p>1.99883226908988</text:p>
              </table:table-cell>
              <table:table-cell office:value-type="float" office:value="1.1199670023406">
                <text:p>1.1199670023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005587495849">
                <text:p>1.33005587495849</text:p>
              </table:table-cell>
              <table:table-cell office:value-type="float" office:value="1.75232689729046">
                <text:p>1.75232689729046</text:p>
              </table:table-cell>
              <table:table-cell office:value-type="float" office:value="1.6990389590745">
                <text:p>1.6990389590745</text:p>
              </table:table-cell>
              <table:table-cell office:value-type="float" office:value="1.76474238882945">
                <text:p>1.76474238882945</text:p>
              </table:table-cell>
              <table:table-cell office:value-type="float" office:value="1.07875725066871">
                <text:p>1.07875725066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805961986438">
                <text:p>1.21805961986438</text:p>
              </table:table-cell>
              <table:table-cell office:value-type="float" office:value="1.38200341830697">
                <text:p>1.38200341830697</text:p>
              </table:table-cell>
              <table:table-cell office:value-type="float" office:value="1.32176333509352">
                <text:p>1.32176333509352</text:p>
              </table:table-cell>
              <table:table-cell office:value-type="float" office:value="1.35363278070955">
                <text:p>1.35363278070955</text:p>
              </table:table-cell>
              <table:table-cell office:value-type="float" office:value="0.810828985617837">
                <text:p>0.810828985617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6395583881034">
                <text:p>0.716395583881034</text:p>
              </table:table-cell>
              <table:table-cell office:value-type="float" office:value="1.033761920496">
                <text:p>1.033761920496</text:p>
              </table:table-cell>
              <table:table-cell office:value-type="float" office:value="1.04449107942685">
                <text:p>1.04449107942685</text:p>
              </table:table-cell>
              <table:table-cell office:value-type="float" office:value="1.08770566453662">
                <text:p>1.08770566453662</text:p>
              </table:table-cell>
              <table:table-cell office:value-type="float" office:value="0.79362839904064">
                <text:p>0.79362839904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4107436109206">
                <text:p>0.694107436109206</text:p>
              </table:table-cell>
              <table:table-cell office:value-type="float" office:value="0.769187218155293">
                <text:p>0.769187218155293</text:p>
              </table:table-cell>
              <table:table-cell office:value-type="float" office:value="0.766278222783181">
                <text:p>0.766278222783181</text:p>
              </table:table-cell>
              <table:table-cell office:value-type="float" office:value="0.788174404363943">
                <text:p>0.788174404363943</text:p>
              </table:table-cell>
              <table:table-cell office:value-type="float" office:value="0.650219291632192">
                <text:p>0.65021929163219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96893194495761">
                <text:p>0.496893194495761</text:p>
              </table:table-cell>
              <table:table-cell office:value-type="float" office:value="0.527565916232223">
                <text:p>0.527565916232223</text:p>
              </table:table-cell>
              <table:table-cell office:value-type="float" office:value="0.532175699489914">
                <text:p>0.532175699489914</text:p>
              </table:table-cell>
              <table:table-cell office:value-type="float" office:value="0.541498144487137">
                <text:p>0.541498144487137</text:p>
              </table:table-cell>
              <table:table-cell office:value-type="float" office:value="0.527235586223838">
                <text:p>0.527235586223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